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Mientras que los monstruos nacidos de la conveniencia política y el nacionalismo autojustificatorio funcionan como invitaciones vivientes a la acción, usualmente bélicas (invasiones, usurpaciones o colonizaciones), el monstruo de la prohibición vigila los límites de lo posible: mediante su cuerpo grotesco, prohíbe ciertos comportamientos y acciones, mientras que legitima otros.
 Es posible que, por ejemplo, los mercaderes medievales difundieran intencionalmente mapas que mostraran serpientes marinas, como el Leviatán, en los confines de sus rutas comerciales, para desalentar la exploración ulterior y establecer monopolios. <text:note text:id="ftn0" text:note-class="footnote"><text:note-citation>1</text:note-citation><text:note-body><text:p text:style-name="Footnote">Quedo en deuda con Keeryung Hong de la Universidad de Harvard por haberme compartido su investigación sobre la producción de mapas medievales para esta hipótesis. 
</text:p></text:note-body></text:note> En este sentido, cada monstruo representa una doble narrativa, dos historias vivientes: una describe cómo llegó a ser monstruo, mientras que otra es su testimonio, el cual detalla qué función cultural cumple.
 El monstruo de la prohibición existe para delimitar los lazos que unen al sistema de relaciones al que llamamos cultura, y señalar, de manera horripilante, los límites que no pueden—<text:span text:style-name="T1">no deben</text:span>— cruzarse. En principio, estos límites están establecidos para controlar el tráfico de mujeres, o, más en general, para establecer vínculos estrictamente homosociales entre hombres, vínculos que mantienen funcional a una sociedad patriarcal.
 Como una suerte de guardián del rebaño, este monstruo delimita el espacio social por el que los cuerpos culturales se pueden dirigir, y, en tiempos clásicos (por ejemplo), validaban un sistema rígido y jerárquico de liderazgo naturalizado y control, donde cada hombre ocupaba un lugar funcional.<text:note text:id="ftn1" text:note-class="footnote"><text:note-citation>2</text:note-citation><text:note-body><text:p text:style-name="Footnote">Un término útil (aunque políticamente cargado) para un colectivo como este es <text:span text:style-name="T1">Männerbünde,</text:span> “grupos exclusivamente masculinos cuya función principal es la agresión”. Véase Joseph Harris, *“Love and Death in the Mannerbund: An Essay with Special Reference to the <text:span text:style-name="T1">Bjarkamál</text:span> y <text:span text:style-name="T1">The Battle of Maldon,</text:span> in Heroic Poetry in the Anglo-Saxon Period”*, compilado por Helen Damico y Leyerle (Kalamazoo: Instituto Medieval/Universidad Estatal Western Michigan, 1993), 78.
 Véase también el [seminario] <text:span text:style-name="T1">Interscripta</text:span> sobre “Masculinidades medievales”, moderado y editado por Jeffrey Jerome Cohen, accesible en línea: http://www.georgetown.edu/labyrinth/e-center/interscripta/mm.html (el material se publicará en una versión impresa en la revista <text:span text:style-name="T1">Arthuriana,</text:span> en el ensayo “The Armour of an Alienating Identity”).
</text:p></text:note-body></text:note> El prototipo en la cultura occidental para este tipo de monstruo "geográfico" es el Polifemo de Homero. Como representación xenofóbica por excelencia del extranjero (el bárbaro—lo ininteligible dentro de un sistema cultural-lingüístico dado),<text:note text:id="ftn2" text:note-class="footnote"><text:note-citation>3</text:note-citation><text:note-body><text:p text:style-name="Footnote">La palabra griega <text:span text:style-name="T1">barbaros,</text:span> de la cual derivamos la palabra del inglés moderno *barbaric*, significa “hacer el sonido ‘<text:span text:style-name="T1">bar bar</text:span>’”, lo que no es hablar griego, por tanto, es hablar de manera ininteligible.
</text:p></text:note-body></text:note> los cíclopes son representados como salvajes que no tienen “una ley que los bendiga” ni la técnica para producir la civilización (al estilo griego). Su arcaísmo se transmite a través de su falta de jerarquía y de una política de precedentes.
 Esta disociación de la comunidad lleva a un individualismo áspero que, en términos homéricos, solo puede ser horroroso. Como viven sin un sistema de tradiciones y costumbres, los cíclopes representan un peligro para los griegos que llegan, quienes son hombres cuyas identidades dependen de una función compartimentalizada dentro de un sistema desindividualizado de subordinación y control. 
 Las víctimas de Polifemo son devoradas, tragadas, borradas de la mirada pública: el canibalismo se vuelve una incorporación dentro de un cuerpo cultural equivocado. El monstruo es un aliado poderoso de lo que Foucault llama “la sociedad del panóptico”, en la que “esos comportamientos polimorfos [son] realmente extraídos del cuerpo de los hombres y de sus placeres”[^N. de T.].
[^N. de T.1:] Traducción tomada de Ulises Guiñazú, Historia de la sexualidad, Michel Foucault, p. 30. Disponible en Google Drive: https://drive.google.com/file/d/11E3Oc2Q635kc9I8nozyKpevuHYU80kdw/view?usp=sharing . . [para ser] solidificados en ellos, mediante múltiples dispositivos de poder”[^N. de T. 2]<text:note text:id="ftn3" text:note-class="footnote"><text:note-citation>4</text:note-citation><text:note-body><text:p text:style-name="Footnote">Michel Foucault, <text:span text:style-name="T1">La historia de la sexualidad,</text:span> vol.1, <text:span text:style-name="T1">Una introducción,</text:span>, trad. de Ulises Guiñazú, (México: Siglo XXI, 1998), p. 30.
</text:p></text:note-body></text:note> Susan Stewart ha señalado que “la sexualidad del monstruo tiene una vida independiente”[^N. de T. 3];<text:note text:id="ftn4" text:note-class="footnote"><text:note-citation>5</text:note-citation><text:note-body><text:p text:style-name="Footnote">Stewart, <text:span text:style-name="T1">El ansia.
</text:span>Véase especialmente “El cuerpo imaginario”, p.166. </text:p></text:note-body></text:note> Foucault nos ayuda a entender por qué.
[^N. de T.2:] Traducción tomada de Ulises Guiñazú, Historia de la sexualidad, Michel Foucault, p. 30. Disponible en Google Drive: https://drive.google.com/file/d/11E3Oc2Q635kc9I8nozyKpevuHYU80kdw/view?usp=sharing
[^N. de T.3:] Traducción tomada de Adriana Astutti, El ansia, Susan Stewart, p. 166. Disponible en Google Drive: https://drive.google.com/file/d/1XR_aCTt7QGOcPjn-SR0D9UT1j3QOUSSe/view?usp=sharing El monstruo encarna aquellos actos sexuales que no deben practicarse, o que solo podrían llevarse a cabo mediante el cuerpo del monstruo. <text:span text:style-name="T1">*She*</text:span> y <text:span text:style-name="T1">*Them!*</text:span>: el monstruo hace cumplir los códigos culturales que regulan el deseo sexual.</text:p>
      <text:p text:style-name="Horizontal_20_Line"/>
      <text:p text:style-name="First_20_paragraph">Notas
[1 N. de T.:] MUD (Multi-User Dungeon): juego de rol multijugador en línea basado en texto, precursor de los entornos virtuales. MOO (Multi-User Object-Oriented) es un tipo de MUD orientado a objetos, generalmente con fines educativos o de experimentación social. Los usuarios pueden interactuar con objetos y programar dentro del entorno virtual.
[2 N. de T.:] MUSH (Multi-User Shared Hallucination) es un tipo de MUD enfocado en la interacción social y narrativa entre usuarios, lo que permite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